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b733f" officeooo:paragraph-rsid="001b733f"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c3761" officeooo:paragraph-rsid="001c3761" style:font-style-asian="normal" style:font-weight-asian="normal"/>
    </style:style>
    <style:style style:name="P6"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e4db9" officeooo:paragraph-rsid="001e4db9"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b733f"/>
    </style:style>
    <style:style style:name="T4" style:family="text">
      <style:text-properties officeooo:rsid="001c71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3">7th</text:span> of <text:span text:style-name="T3">June</text:span> 202<text:span text:style-name="T3">2</text:span> under the <text:span text:style-name="T3">17th</text:span> PA Meeting.</text:p>
      <text:p text:style-name="P1"/>
      <text:p text:style-name="P1">The Assembly, recognising the current situation,</text:p>
      <text:p text:style-name="P1"/>
      <text:p text:style-name="P5">Constitutes the need to allow recognised entities to privatise their farms, except for farms of which only one can exist. This rule would only apply to territory belonging to the recognised entity. Stateless people would be exempt from this rule.</text:p>
      <text:p text:style-name="P5">Farms can not be privatised unnecessarily, but only for geopolitical/trade/competitive reasons, <text:span text:style-name="T4">keeping in mind the negatives and consequences for motivation</text:span>.</text:p>
      <text:p text:style-name="P6">This because:</text:p>
      <text:p text:style-name="P6">1. Privatising farms will make it harder for people to get resources without paying for them, reducing oversaturation, which is currently one fo the main unsolved problems on the server.</text:p>
      <text:p text:style-name="P6">2. It could also help reduce diamond inflation, since people will be incentivised to spend their diamonds more often to access resources they don’t have farms for, giving diamonds more value.</text:p>
      <text:p text:style-name="P6">3. It would reward the effort people put into building farms, while also incentivising people to build their own competing versions of farms, providing more gameplay and competition between nations.</text:p>
      <text:p text:style-name="P6">Concluding:</text:p>
      <text:p text:style-name="P6">More scarcity and more competition means more gameplay and fun in the server.</text:p>
      <text:p text:style-name="P1"/>
      <text:p text:style-name="P1">And proceeds.</text:p>
      <text:p text:style-name="P1"/>
      <text:p text:style-name="P1">Signed by,</text:p>
      <text:p text:style-name="P4">eldegron</text:p>
      <text:p text:style-name="P4">Comradedoggo_22</text:p>
      <text:p text:style-name="P4">Solar_Porpoise</text:p>
      <text:p text:style-name="P1"/>
      <text:p text:style-name="P1"/>
      <text:p text:style-name="P1"/>
      <text:p text:style-name="Standard"><text:span text:style-name="T1">[</text:span><text:span text:style-name="T2">Motion 17-5: To amend server regulation 6 in order to give all recognised entities the right to privatise their farms</text:span><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08T12:43:55.939649391</dc:date>
    <meta:editing-duration>PT6M55S</meta:editing-duration>
    <meta:editing-cycles>9</meta:editing-cycles>
    <meta:generator>LibreOffice/7.3.3.2$Linux_X86_64 LibreOffice_project/4985bca6212b77bf8c7a86bceeb2084ec86f4b6b</meta:generator>
    <meta:document-statistic meta:table-count="0" meta:image-count="0" meta:object-count="0" meta:page-count="1" meta:paragraph-count="16" meta:word-count="215" meta:character-count="1390" meta:non-whitespace-character-count="1191"/>
  </office:meta>
</office:document-meta>
</file>